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07f0" officeooo:paragraph-rsid="000a07f0"/>
    </style:style>
    <style:style style:name="P2" style:family="paragraph" style:parent-style-name="Standard">
      <style:text-properties officeooo:rsid="000b54dc" officeooo:paragraph-rsid="000b54dc"/>
    </style:style>
    <style:style style:name="P3" style:family="paragraph" style:parent-style-name="Standard">
      <style:text-properties officeooo:rsid="000cad95" officeooo:paragraph-rsid="000cad95"/>
    </style:style>
    <style:style style:name="P4" style:family="paragraph" style:parent-style-name="Standard">
      <style:text-properties officeooo:rsid="000e2e51" officeooo:paragraph-rsid="000e2e51"/>
    </style:style>
    <style:style style:name="P5" style:family="paragraph" style:parent-style-name="Standard">
      <style:text-properties officeooo:rsid="0011315e" officeooo:paragraph-rsid="0011315e"/>
    </style:style>
    <style:style style:name="P6" style:family="paragraph" style:parent-style-name="Standard">
      <style:text-properties officeooo:rsid="0013a03c" officeooo:paragraph-rsid="0013a03c"/>
    </style:style>
    <style:style style:name="P7" style:family="paragraph" style:parent-style-name="Standard">
      <style:text-properties officeooo:rsid="0017c381" officeooo:paragraph-rsid="0017c381"/>
    </style:style>
    <style:style style:name="P8" style:family="paragraph" style:parent-style-name="Standard">
      <style:text-properties officeooo:rsid="001cdf59" officeooo:paragraph-rsid="001cdf59"/>
    </style:style>
    <style:style style:name="P9" style:family="paragraph" style:parent-style-name="Standard">
      <style:text-properties officeooo:rsid="001fdd38" officeooo:paragraph-rsid="001fdd38"/>
    </style:style>
    <style:style style:name="P10" style:family="paragraph" style:parent-style-name="Standard">
      <style:text-properties officeooo:rsid="0026122d" officeooo:paragraph-rsid="0026122d"/>
    </style:style>
    <style:style style:name="P11" style:family="paragraph" style:parent-style-name="Standard">
      <style:text-properties officeooo:rsid="00296b97" officeooo:paragraph-rsid="00296b97"/>
    </style:style>
    <style:style style:name="P12" style:family="paragraph" style:parent-style-name="Standard">
      <style:text-properties officeooo:rsid="002cf689" officeooo:paragraph-rsid="002cf689"/>
    </style:style>
    <style:style style:name="P13" style:family="paragraph" style:parent-style-name="Standard">
      <style:text-properties officeooo:rsid="002ecea8" officeooo:paragraph-rsid="002ecea8"/>
    </style:style>
    <style:style style:name="T1" style:family="text">
      <style:text-properties officeooo:rsid="000e62b1"/>
    </style:style>
    <style:style style:name="T2" style:family="text">
      <style:text-properties officeooo:rsid="000ebffd"/>
    </style:style>
    <style:style style:name="T3" style:family="text">
      <style:text-properties officeooo:rsid="0010573e"/>
    </style:style>
    <style:style style:name="T4" style:family="text">
      <style:text-properties officeooo:rsid="0011330e"/>
    </style:style>
    <style:style style:name="T5" style:family="text">
      <style:text-properties officeooo:rsid="00146236"/>
    </style:style>
    <style:style style:name="T6" style:family="text">
      <style:text-properties officeooo:rsid="001b6e85"/>
    </style:style>
    <style:style style:name="T7" style:family="text">
      <style:text-properties officeooo:rsid="001e1ce1"/>
    </style:style>
    <style:style style:name="T8" style:family="text">
      <style:text-properties officeooo:rsid="00216e70"/>
    </style:style>
    <style:style style:name="T9" style:family="text">
      <style:text-properties officeooo:rsid="0026ed9a"/>
    </style:style>
    <style:style style:name="T10" style:family="text">
      <style:text-properties officeooo:rsid="00298f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sses pubs (avec panneaux de texte)</text:p>
      <text:p text:style-name="P1"/>
      <text:p text:style-name="P1"/>
      <text:p text:style-name="P1"/>
      <text:p text:style-name="P1">Petites pubs (sans panneaux)</text:p>
      <text:p text:style-name="P1"/>
      <text:p text:style-name="P1"/>
      <text:p text:style-name="P2">La pelouse gonflable : déployez un carré de verdure sur votre parking en un clin d’oeil !</text:p>
      <text:p text:style-name="P2"/>
      <text:p text:style-name="P3"><text:span text:style-name="T2">La bombe l</text:span>ance-flamme : e<text:span text:style-name="T3">lle</text:span> détruit tous les nuisibles, de quoi rendre le sourire ! <text:span text:style-name="T3">Incroyable, ça marche aussi sur les colporteurs !</text:span></text:p>
      <text:p text:style-name="P3"/>
      <text:p text:style-name="P4">Nutrimiam : un repas savoureux et équilibré, à base de produits naturels, délicatement mixé et versé dans un tube qui rentre dans le sac de l’homme moderne ! <text:span text:style-name="T1">Finies les pauses repas interminables, Nutrimiam, c’est mon bio-carburant !</text:span></text:p>
      <text:p text:style-name="P4"/>
      <text:p text:style-name="P5">Difficile de monter les escaliers quand on est en vélo... <text:span text:style-name="T4">Avec ses roues carrées, le Véloclimb © c’est ce qu’il vous faut !</text:span></text:p>
      <text:p text:style-name="P4"/>
      <text:p text:style-name="P6">Mère : vous avez encore chipé dans les gâteaux, puisque c’est comme ça je les mets en hauteur dans l’étagère !</text:p>
      <text:p text:style-name="P6">Les gosses prennent un air malin et conspirateur. L’un d’eux sort <text:span text:style-name="T5">des ressorts de sa poche, et les fixe à ses chaussures. Grâce aux Turbo-ressorts ©, facile d’attraper des objets rangés trop haut !</text:span></text:p>
      <text:p text:style-name="P7">La mère les prend sur le fait, mais au lieu de les gronder, elle en sort de sa poche elle aussi, et elle nettoie les carreaux de l’étage grâce à eux. <text:span text:style-name="T6">OUAIS !!</text:span></text:p>
      <text:p text:style-name="P7"/>
      <text:p text:style-name="P8">Récolter les légumes, c’est une vraie corvée. Grâce à Turbi-Pale ©, j’économise m<text:span text:style-name="T7">es vertèbres</text:span> : un harpon d’un côté, une turbine d’hélicoptère de l’autre, <text:span text:style-name="T7">et fini le mal de dos ! Merci Turbi-Pale © !</text:span></text:p>
      <text:p text:style-name="P8"/>
      <text:p text:style-name="P9">Cumulez le plaisir de la baignade et celui de <text:span text:style-name="T8">la cuisine avec notre nouvelle gamme de mobilier flottant : épatez vos amis en leur proposant un délicieux curry au milieu de la piscine !</text:span></text:p>
      <text:p text:style-name="P9"/>
      <text:p text:style-name="P10">Oh, il pleut encore... Heureusement, j’ai Micro-Toiture ! Micro-Toiture, une gamme de chapeaux bien charpentée ! <text:span text:style-name="T9">Nouveau, avec gouttière intégrée et récupérateur d’eau !</text:span></text:p>
      <text:p text:style-name="P10"/>
      <text:p text:style-name="P11"><text:span text:style-name="T10">Avec un </text:span>couteau à pain, <text:span text:style-name="T10">l’accident est vite arrivé... Avec la Guillotine de Table, je dispose d’un accessoire moderne et sécurisé pour couper ma baguette juste à la bonne taille !</text:span></text:p>
      <text:p text:style-name="P11"/>
      <text:p text:style-name="P11"/>
      <text:p text:style-name="P11"/>
      <text:p text:style-name="P11"/>
      <text:p text:style-name="P11"/>
      <text:p text:style-name="P12"><text:a xlink:type="simple" xlink:href="https://www.youtube.com/watch?v=NYW1M4TZRD4" text:style-name="Internet_20_link" text:visited-style-name="Visited_20_Internet_20_Link">https://www.youtube.com/watch?v=NYW1M4TZRD4</text:a></text:p>
      <text:p text:style-name="P12"/>
      <text:p text:style-name="P12"><text:a xlink:type="simple" xlink:href="https://www.youtube.com/watch?v=3yU5aB5dlhk" text:style-name="Internet_20_link" text:visited-style-name="Visited_20_Internet_20_Link">https://www.youtube.com/watch?v=3yU5aB5dlhk</text:a></text:p>
      <text:p text:style-name="P12"/>
      <text:p text:style-name="P13"><text:a xlink:type="simple" xlink:href="https://www.youtube.com/watch?v=Ql7ZyG_ErrI" text:style-name="Internet_20_link" text:visited-style-name="Visited_20_Internet_20_Link">https://www.youtube.com/watch?v=Ql7ZyG_ErrI</text:a></text:p>
      <text:p text:style-name="P13"/>
      <text:p text:style-name="P13"><text:a xlink:type="simple" xlink:href="https://www.youtube.com/watch?v=BibG8h__JOE" text:style-name="Internet_20_link" text:visited-style-name="Visited_20_Internet_20_Link">https://www.youtube.com/watch?v=BibG8h__JOE</text:a></text:p>
      <text:p text:style-name="P13"/>
      <text:p text:style-name="P13"><text:a xlink:type="simple" xlink:href="https://www.youtube.com/watch?v=pTPQOuDcpK8" text:style-name="Internet_20_link" text:visited-style-name="Visited_20_Internet_20_Link">https://www.youtube.com/watch?v=pTPQOuDcpK8</text:a></text:p>
      <text:p text:style-name="P13"/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1:44.170098574</meta:creation-date>
    <dc:date>2020-01-28T12:40:28.639839532</dc:date>
    <meta:editing-duration>PT58M20S</meta:editing-duration>
    <meta:editing-cycles>35</meta:editing-cycles>
    <meta:generator>LibreOffice/5.2.7.2$Linux_X86_64 LibreOffice_project/20m0$Build-2</meta:generator>
    <meta:document-statistic meta:table-count="0" meta:image-count="0" meta:object-count="0" meta:page-count="2" meta:paragraph-count="18" meta:word-count="328" meta:character-count="2055" meta:non-whitespace-character-count="1745"/>
  </office:meta>
</office:document-meta>
</file>